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1">
      <style:text-properties fo:font-style="normal" fo:font-weight="bold" style:font-style-asian="normal" style:font-weight-asian="bold" style:font-style-complex="normal" style:font-weight-complex="bold"/>
    </style:style>
    <style:style style:name="P15" style:family="paragraph" style:parent-style-name="Standard" style:list-style-name="L2">
      <style:text-properties fo:font-style="normal" fo:font-weight="bold" style:font-style-asian="normal" style:font-weight-asian="bold" style:font-style-complex="normal" style:font-weight-complex="bold"/>
    </style:style>
    <style:style style:name="P16" style:family="paragraph" style:parent-style-name="Standard" style:list-style-name="L3">
      <style:text-properties fo:font-style="normal" fo:font-weight="bold" style:font-style-asian="normal" style:font-weight-asian="bold" style:font-style-complex="normal" style:font-weight-complex="bold"/>
    </style:style>
    <style:style style:name="P17" style:family="paragraph" style:parent-style-name="Standard" style:list-style-name="L5">
      <style:text-properties fo:font-style="normal" fo:font-weight="bold" style:font-style-asian="normal" style:font-weight-asian="bold" style:font-style-complex="normal" style:font-weight-complex="bold"/>
    </style:style>
    <style:style style:name="P18" style:family="paragraph" style:parent-style-name="Standard" style:list-style-name="L6">
      <style:text-properties fo:font-style="normal" fo:font-weight="bold"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1">
      <style:text-properties fo:font-style="normal" fo:font-weight="normal" style:font-style-asian="normal" style:font-weight-asian="normal" style:font-style-complex="normal" style:font-weight-complex="normal"/>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list-style-name="L4">
      <style:text-properties fo:font-style="italic" fo:font-weight="normal" style:font-style-asian="italic" style:font-weight-asian="normal" style:font-style-complex="italic" style:font-weight-complex="normal"/>
    </style:style>
    <style:style style:name="P23" style:family="paragraph" style:parent-style-name="Standard"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text:start-value="10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Automatic Keyphrase Extraction from Lecture Videos </text:p>
      <text:p text:style-name="P3"/>
      <text:p text:style-name="P2">Below documentation is the step by step explanantion of each phase involved in extracting keyphrases and the corresponding scripts. Users could also try them seperately to understand the keyphrase extraction in detail.</text:p>
      <text:p text:style-name="P2"/>
      <text:p text:style-name="P1">Following are the two broad stages for keyphrase extraction:</text:p>
      <text:list xml:id="list938146145" text:style-name="L1">
        <text:list-item>
          <text:p text:style-name="P12">Pre-processing Stage:</text:p>
          <text:list>
            <text:list-header>
              <text:p text:style-name="P13">This takes the text transcript file as input and provides the candidate phrases as output. Following are the steps involved in pre-processing.</text:p>
              <text:list>
                <text:list-header>
                  <text:p text:style-name="P13">a. Identify Part-Of-Speech Tagging <text:s/>&amp; Stem the tokens to their root words</text:p>
                  <text:p text:style-name="P13">b. Extract candidate grams for keyphrase extraction</text:p>
                  <text:p text:style-name="P14"/>
                  <text:p text:style-name="P14">2. Feature Extraction Stage:</text:p>
                </text:list-header>
              </text:list>
            </text:list-header>
          </text:list>
          <text:p text:style-name="P20">This stage consists of following steps:</text:p>
          <text:list text:continue-numbering="true">
            <text:list-header>
              <text:p text:style-name="P20">a. Feature Extraction of candidate values</text:p>
              <text:p text:style-name="P20">b. Preparing input file for machine learning</text:p>
              <text:p text:style-name="P20">c. Executing machine learning and extracting keyphrases</text:p>
            </text:list-header>
          </text:list>
        </text:list-item>
      </text:list>
      <text:list xml:id="list1829315066" text:style-name="L2">
        <text:list-item>
          <text:list>
            <text:list-header>
              <text:p text:style-name="P15"/>
            </text:list-header>
          </text:list>
        </text:list-item>
      </text:list>
      <text:p text:style-name="Standard"/>
      <text:p text:style-name="Standard">1.a . <text:span text:style-name="T10">Identify Part-Of-Speech Tagging <text:s/>&amp; Stem the tokens to their root words:</text:span></text:p>
      <text:p text:style-name="P7"><text:tab/>Audio: <text:s/>The script takes transcript file as input from “transcript” folder and performs POS tagging and stemming</text:p>
      <text:p text:style-name="P2"><text:tab/>python pos.py &lt;input text transcript file&gt; &lt;Stemmer name&gt; &lt;enable/disable POS tagging&gt;</text:p>
      <text:p text:style-name="Standard"><text:span text:style-name="T2"><text:tab/></text:span><text:span text:style-name="T1">e.g. 1.</text:span><text:span text:style-name="T2"> </text:span><text:span text:style-name="T3">python pos.py CG1.txt Porter-Stemmer enable</text:span></text:p>
      <text:p text:style-name="Standard"><text:span text:style-name="T3"><text:tab/></text:span><text:span text:style-name="T8">the above sample script will perform POS tagging and porter stemming.</text:span></text:p>
      <text:p text:style-name="Standard"><text:span text:style-name="T8"><text:tab/></text:span><text:span text:style-name="T6">e.g 2. </text:span><text:span text:style-name="T3">python pos.py CG1.txt none enable</text:span></text:p>
      <text:p text:style-name="Standard"><text:span text:style-name="T3"><text:tab/></text:span><text:span text:style-name="T8">the above script will perform POS tagging and no stemming</text:span></text:p>
      <text:p text:style-name="Standard"><text:span text:style-name="T3"><text:tab/></text:span><text:span text:style-name="T6">e.g. 3</text:span><text:span text:style-name="T3"> python pos.py CG1.txt Lancaster-Stemmer disable</text:span></text:p>
      <text:p text:style-name="Standard"><text:span text:style-name="T3"><text:tab/></text:span><text:span text:style-name="T8">the above script will perform Lancaster-Stemming and no POS tagging</text:span></text:p>
      <text:p text:style-name="Standard"><text:span text:style-name="T8"><text:tab/></text:span><text:span text:style-name="T5">Output: The output of this step consists of 2 files under “output” folder</text:span></text:p>
      <text:p text:style-name="P4"><text:tab/><text:tab/>a. <text:s/>“&lt;input_transcript_file_name&gt;_tagged.txt – stemmed token along with its POS tagging.</text:p>
      <text:p text:style-name="P4"><text:tab/><text:tab/>b. “&lt;input_transcript_file_name&gt;_untagged.txt – only stemmed token of the original trnascript.</text:p>
      <text:p text:style-name="P4"/>
      <text:p text:style-name="Standard"><text:tab/><text:span text:style-name="T10">Video:</text:span></text:p>
      <text:p text:style-name="Standard"><text:span text:style-name="T10"><text:tab/>The script takes text extracted from text slides of video as input from “videototextslides” folder </text:span><text:span text:style-name="T10">and performs POS tagging and stemming</text:span></text:p>
      <text:p text:style-name="Standard"><text:span text:style-name="T10"><text:tab/></text:span> <text:span text:style-name="T3">python text_stem.py &lt;transcript_name&gt; &lt;stemmer_name&gt;</text:span></text:p>
      <text:p text:style-name="P2"><text:tab/>e.g.1 python text_stem.py CG1.txt “Porter-Stemmer”</text:p>
      <text:p text:style-name="P2"><text:s/><text:tab/><text:span text:style-name="T1">Output: The output of this step creates a new folder under “output folder” with the same name as the transcript name. The folder contains contains the stemmed token of the extracted text.</text:span></text:p>
      <text:p text:style-name="P4"><text:s/></text:p>
      <text:p text:style-name="Standard">1.b. <text:span text:style-name="T1">Extract candidate grams for keyphrase extraction:</text:span></text:p>
      <text:p text:style-name="P7">Audio:</text:p>
      <text:p text:style-name="P1">There are two scripts for extraction of candidate grams from audio transcript:</text:p>
      <text:p text:style-name="Standard"><text:span text:style-name="T3">grams.py</text:span><text:span text:style-name="T2"> – to be used when grams are extracted only based on stopword removal criteria. i.e. No filtering based on POS tagging is done</text:span></text:p>
      <text:p text:style-name="P1"/>
      <text:p text:style-name="Standard"><text:span text:style-name="T2"><text:tab/></text:span><text:span text:style-name="T3">python grams.py &lt;transcript_name&gt; &lt;maximum_gram_size&gt; &lt;stemmer_name&gt;</text:span></text:p>
      <text:p text:style-name="Standard"><text:soft-page-break/><text:span text:style-name="T1"><text:tab/>e.g. 1.</text:span><text:span text:style-name="T2"> </text:span><text:span text:style-name="T3"><text:s/>python grams.py CG1.txt 4 Porter-Stemmer</text:span></text:p>
      <text:p text:style-name="P1"><text:span text:style-name="T4"><text:tab/></text:span><text:span text:style-name="T9">the above sample script will upto 4 ngrams with Porter-Stemming.</text:span></text:p>
      <text:p text:style-name="P5"/>
      <text:p text:style-name="P1"><text:span text:style-name="T4">grams_pos.py</text:span> – to be used when candidate grams are extracted based on the POS filtering</text:p>
      <text:p text:style-name="P1"/>
      <text:p text:style-name="P1"><text:tab/><text:span text:style-name="T4">python grams_pos.py &lt;transcript_name&gt; &lt;maximum_gram_size&gt; &lt;pos_filter_defined_file&gt; &lt;stemmer_name&gt;</text:span></text:p>
      <text:p text:style-name="P2"/>
      <text:p text:style-name="P1"><text:span text:style-name="T4"><text:tab/></text:span><text:span text:style-name="T6">e.g.1. </text:span><text:span text:style-name="T4">python grams_pos.py CG1.txt 4 pos_filter.txt "Porter-Stemmer"</text:span></text:p>
      <text:p text:style-name="P1"><text:span text:style-name="T4"><text:tab/></text:span><text:span text:style-name="T9">the above script with extract upto 4 ngrams that satisfy the pos diltering criteria given in pos_filter.txt file. In thiis case all the n-grams that satify the below 4 pos_filter will be considered for candidate ngrams.</text:span></text:p>
      <text:p text:style-name="P5"/>
      <text:p text:style-name="P5"><text:tab/>pos_filter.txt file:</text:p>
      <text:p text:style-name="Standard"><text:span text:style-name="T9"><text:tab/><text:tab/></text:span><text:span text:style-name="T8">NN,VB,NN </text:span></text:p>
      <text:p text:style-name="P5"><text:tab/><text:tab/>VB,ANY,VB </text:p>
      <text:p text:style-name="P5"><text:tab/><text:tab/>VB,VB,VB </text:p>
      <text:p text:style-name="P5"><text:tab/><text:tab/>NN,NN </text:p>
      <text:p text:style-name="P5"><text:tab/><text:tab/>IN,NN</text:p>
      <text:p text:style-name="Standard"><text:span text:style-name="T8">To check for other set of taggers check </text:span><text:a xlink:type="simple" xlink:href="http://nltk.googlecode.com/svn/trunk/doc/book/ch05.html">http://nltk.googlecode.com/svn/trunk/doc/book/ch05.html</text:a><text:span text:style-name="T8"> link. For more details on POS tagging refer to Python NLTK cookbook.</text:span></text:p>
      <text:p text:style-name="P5"/>
      <text:p text:style-name="P4">Output: The output of this script is the list of candidate phrases. A subset of this list would be classified as keyphrase. The output file is names as “&lt;transcript_file_name&gt;_grams.txt”.</text:p>
      <text:p text:style-name="P4"><text:s/></text:p>
      <text:p text:style-name="P8">Text Area of Video:</text:p>
      <text:p text:style-name="P8"><text:tab/><text:span text:style-name="T11">python extractgrams.py &lt;transcript_name&gt; &lt;max_gram&gt;</text:span></text:p>
      <text:p text:style-name="P10"><text:tab/></text:p>
      <text:p text:style-name="P10"><text:tab/>e.g.1. python extractgrams.py CG1.txt 4</text:p>
      <text:p text:style-name="P11">Output:The output of this script is the list of candidate phrases. A subset of this list would be classified as keyphrase.The output file is names as “&lt;transcript_file_name&gt;_vgrams.txt”.</text:p>
      <text:p text:style-name="P11"/>
      <text:p text:style-name="P6">With this the pre-processing and extraction of candidate n-grams in completed.</text:p>
      <text:p text:style-name="P6"/>
      <text:list xml:id="list824719211" text:style-name="L3">
        <text:list-item>
          <text:p text:style-name="P16">Feature Extraction Stage</text:p>
        </text:list-item>
      </text:list>
      <text:p text:style-name="P6">a. Feature Extraction:</text:p>
      <text:p text:style-name="P6">2.1. Audio Features:</text:p>
      <text:p text:style-name="P5">There are currently 5 features available for extracting keyphrases from audio transcript. For each candidate phrase that is extracted using pre-processing stage, the feature value is calculated. </text:p>
      <text:p text:style-name="P5"/>
      <text:p text:style-name="P1"><text:span text:style-name="T9">2.1.a </text:span><text:span text:style-name="T6">cscore.py – </text:span><text:span text:style-name="T9">This is useful to identify nested collocations thereby improving the accuracy </text:span></text:p>
      <text:p text:style-name="P1"><text:span text:style-name="T9">of keyphrase extraction</text:span><text:span text:style-name="T6"> </text:span></text:p>
      <text:p text:style-name="P1"><text:span text:style-name="T6"><text:tab/></text:span><text:span text:style-name="T4">python <text:s/>audio_features/cscore.py &lt;transcript_name&gt; &lt;stemmer_name&gt;</text:span></text:p>
      <text:p text:style-name="P1"><text:span text:style-name="T6"><text:tab/>e.g.1. </text:span><text:span text:style-name="T4">python audio_features/cscore.py CG1.txt "Porter-Stemmer”</text:span></text:p>
      <text:p text:style-name="P5">The above example script will create CG1_cscore.txt file. This will contain cscore for each candidate phrase extracted.</text:p>
      <text:p text:style-name="P5"/>
      <text:p text:style-name="P1"><text:span text:style-name="T9">2.1.b <text:s/></text:span><text:span text:style-name="T6">localspan.py- </text:span><text:span text:style-name="T9">Phrases that are sub-topics, are often clustered on a specific segments of a lecture. We define Local Span as a feature to identify such locally clustered phrases. </text:span></text:p>
      <text:p text:style-name="P1"><text:span text:style-name="T9"><text:tab/></text:span><text:span text:style-name="T4">python audio_features/localspan.py &lt;transcript_name&gt; &lt;max_gram&gt; &lt;stemmer_name&gt;</text:span></text:p>
      <text:p text:style-name="P2"><text:tab/>e.g.1 python audio_features/localspan.py CG1.txt 4 "Porter-Stemmer"</text:p>
      <text:p text:style-name="P1"><text:span text:style-name="T4"><text:tab/></text:span><text:span text:style-name="T9">The above example script will create CG1_localspan.txt file. This will contain localspan for </text:span><text:soft-page-break/><text:span text:style-name="T9">each candidate phrase extracted.</text:span></text:p>
      <text:p text:style-name="P6">2.1.c cue.py-</text:p>
      <text:list xml:id="list1585937232" text:style-name="L4">
        <text:list-item>
          <text:list>
            <text:list-item>
              <text:list>
                <text:list-header>
                  <text:p text:style-name="P22">python audio_features/cue.py &lt;transcript_name&gt; &lt;stemmer_name&gt;&lt;max_gram&gt;</text:p>
                  <text:p text:style-name="P23"><text:span text:style-name="T3">e.g.1</text:span><text:span text:style-name="T6"><text:tab/></text:span><text:span text:style-name="T3">python audio_features/cue.py CG1.txt "Porter-Stemmer" 4</text:span></text:p>
                </text:list-header>
              </text:list>
            </text:list-item>
          </text:list>
        </text:list-item>
      </text:list>
      <text:p text:style-name="Standard"><text:span text:style-name="T3"><text:tab/></text:span><text:span text:style-name="T8">The above example script will create CG1_cue.txt file. This will contain the phrases following cuewords in the transcript.</text:span></text:p>
      <text:p text:style-name="Standard"><text:span text:style-name="T8">2.1.d </text:span><text:span text:style-name="T7">tfidf.py -</text:span></text:p>
      <text:list xml:id="list368077315" text:continue-numbering="true" text:style-name="L4">
        <text:list-item>
          <text:list>
            <text:list-item>
              <text:list>
                <text:list-header>
                  <text:p text:style-name="P22">python audio_features/tfidf.py &lt;stemmer_name&gt; &lt;max_gram&gt; &lt;transcript_name&gt;</text:p>
                  <text:p text:style-name="P22">e.g.1: </text:p>
                  <text:p text:style-name="P22">python audio_features/tfidf.py "Porter-Stemmer" 4 "CG1.txt</text:p>
                </text:list-header>
              </text:list>
            </text:list-item>
          </text:list>
        </text:list-item>
      </text:list>
      <text:p text:style-name="P5"><text:tab/>The above example script will create CG1_tfidf.txt file. This will contain the tfidf values of all candidate phrases in the transcript.</text:p>
      <text:p text:style-name="P5"/>
      <text:p text:style-name="P1"><text:span text:style-name="T9">2.1.e </text:span><text:span text:style-name="T6">dispersion.py</text:span><text:span text:style-name="T9"> -</text:span></text:p>
      <text:p text:style-name="P1"><text:span text:style-name="T9"><text:tab/><text:tab/></text:span><text:span text:style-name="T4">python audio_features/dispersion.py &lt;transcript_name&gt; &lt;max_gram&gt; &lt;stemmer_name&gt;</text:span></text:p>
      <text:p text:style-name="P2"><text:tab/><text:tab/>e.g.1:</text:p>
      <text:p text:style-name="P5"><text:tab/><text:tab/>python audio_features/dispersion.py CG1.txt 4 "Porter-Stemmer"</text:p>
      <text:p text:style-name="P5"><text:tab/>The above example script will create CG1_disp.txt file. This will contain the dispersion values of all candidate phrases in the transcript.</text:p>
      <text:p text:style-name="P5"/>
      <text:p text:style-name="P5"><text:span text:style-name="T1"><text:s/>2.2Text Area of Video Features: </text:span>There are currently 2 features available for text area of video.</text:p>
      <text:p text:style-name="P5">2.1.a)<text:span text:style-name="T1">Contiguous_Occurance_Ratio</text:span>(contiguous_occurance_ratio.py):</text:p>
      <text:p text:style-name="P5"><text:tab/><text:span text:style-name="T4">python video_features/contiguous_count_ratio.py &lt;transcript_name&gt; &lt;output_file_extension&gt;</text:span></text:p>
      <text:p text:style-name="P2"><text:tab/>e.g.1 : python video_features/contiguous_count_ratio.py CG1.txt “_cont.txt”</text:p>
      <text:p text:style-name="P5"><text:span text:style-name="T4"><text:tab/></text:span>The above script will calculate <text:s/><text:span text:style-name="T4">contiguous_count_ratio feature for all the ngrams extracted from text area and provide the feature results in CG1_cont.txt</text:span></text:p>
      <text:p text:style-name="P6"/>
      <text:p text:style-name="P5">2.1.a)<text:span text:style-name="T1">Frequency Occurance Ratio</text:span>(freq_occur_Ratio.py):</text:p>
      <text:p text:style-name="P5"><text:tab/><text:span text:style-name="T4">python video_features/freq_occur_ratio.py &lt;transcript_name&gt; &lt;output_file_extension&gt;</text:span></text:p>
      <text:p text:style-name="P2"><text:tab/>e.g.1 : python video_features/freq_occur_ratio.py CG1.txt “_cont.txt”</text:p>
      <text:p text:style-name="P5"><text:span text:style-name="T4"><text:tab/></text:span>The above script will calculate <text:s/>freq<text:span text:style-name="T4">_occur_ratio feature for all the ngrams extracted from text area and provide the feature results in CG1_cont.txt</text:span></text:p>
      <text:p text:style-name="P6"/>
      <text:p text:style-name="P6">b. Preparing input file for machine learning</text:p>
      <text:p text:style-name="P6"><text:tab/><text:span text:style-name="T2">Next step is to create a .tab file with candidate keyphrases as rows and its relevant features values as the colums. This will be given as input to the machine learning. </text:span></text:p>
      <text:p text:style-name="P5"/>
      <text:p text:style-name="P2">python ml_audio/write.py &lt;transcript_name&gt; &lt;list_of_features&gt; &lt;feature_file_extension&gt; &lt;stemmer_name&gt;</text:p>
      <text:p text:style-name="P2"/>
      <text:p text:style-name="P2">e.g.1 : python ml_audio/write.py CG1.txt 'cscore,localspan,cuewords' '_cscore.txt,_localspan.txt,_cue.txt' Porter-Stemmer</text:p>
      <text:p text:style-name="P2"/>
      <text:p text:style-name="P5">The above script will create CG1.tab file in the output folder that will combine the cscore, localspan and cuewords features values of all candidate features of CG1</text:p>
      <text:list xml:id="list1734631907" text:style-name="L5">
        <text:list-item>
          <text:p text:style-name="P17">Executing machine learning and extracting keyphrases</text:p>
        </text:list-item>
      </text:list>
      <text:p text:style-name="P6">Naive-Bayes:</text:p>
      <text:p text:style-name="P6"><text:tab/> <text:span text:style-name="T3">python ml_audio/Naive_Bayes/Naive-Bayes.py &lt;trained_file_complete_location&gt; &lt;input_file&gt;</text:span></text:p>
      <text:p text:style-name="P2"/>
      <text:p text:style-name="P2"><text:soft-page-break/>e.g.1 python ml_audio/Naive-Bayes/Naive-Bayes.py all_features.tab CG1.tab</text:p>
      <text:p text:style-name="P2"/>
      <text:p text:style-name="P5">The above script will use all_features.tab as trained files and create a feature profile. Based on the created feature it will extract keyphrases from CG1.tab</text:p>
      <text:p text:style-name="P5"/>
      <text:p text:style-name="P6"><text:span text:style-name="T4">Output:</text:span> <text:span text:style-name="T4">The output of this file is available under “output” folder as &lt;transcript_file_name&gt;.txt. This will contains the final list of keyphrases along with the selected feature values.</text:span></text:p>
      <text:list xml:id="list1406008056" text:continue-numbering="true" text:style-name="L5">
        <text:list-header>
          <text:p text:style-name="P17"/>
        </text:list-header>
      </text:list>
      <text:list xml:id="list720204919" text:style-name="L6">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litha </meta:initial-creator>
    <meta:creation-date>2012-01-13T12:22:08</meta:creation-date>
    <dc:date>2012-02-10T19:48:54</dc:date>
    <dc:creator>Lalitha </dc:creator>
    <meta:editing-duration>PT08H58M08S</meta:editing-duration>
    <meta:editing-cycles>158</meta:editing-cycles>
    <meta:generator>OpenOffice.org/3.2$Linux OpenOffice.org_project/320m12$Build-9483</meta:generator>
    <meta:document-statistic meta:table-count="0" meta:image-count="0" meta:object-count="0" meta:page-count="4" meta:paragraph-count="103" meta:word-count="1029" meta:character-count="7850"/>
  </office:meta>
</office:document-meta>
</file>